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fo:font-size="12pt" style:font-size-asian="12pt" style:font-size-complex="12pt"/>
    </style:style>
    <style:style style:name="P2" style:parent-style-name="Normal" style:family="paragraph">
      <style:paragraph-properties fo:text-align="start" fo:text-indent="0in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heoretical background</text:p>
      <text:p text:style-name="P2"/>
      <text:p text:style-name="P3"><text:span text:style-name="T4">As of September 2024, over 760 million c</text:span><text:span text:style-name="T5">onfirmed cases of coronavirus disease 2019 (COVID-19) have been documented<text:s/></text:span><text:span text:style-name="T6">by the World Health Organization (WHO)<text:s/></text:span><text:span text:style-name="T7">globally,<text:s/></text:span><text:span text:style-name="T8">leading to</text:span><text:span text:style-name="T9"><text:s/>appro</text:span><text:span text:style-name="T10">x</text:span><text:span text:style-name="T11">imately 6.9 million deaths. The actual numbers are likely to be</text:span><text:span text:style-name="T12"><text:s/>much</text:span><text:span text:style-name="T13"><text:s/>higher due to underreporting.</text:span><text:span text:style-name="T14"><text:s/>COVID-19 is an infectious disease caused by the SARS-CoV-2 virus.<text:s/></text:span><text:span text:style-name="T15">While m</text:span><text:span text:style-name="T16">ost patients fully recover, some<text:s/></text:span><text:span text:style-name="T17">experience persistent<text:s/></text:span><text:span text:style-name="T18">sym</text:span><text:span text:style-name="T19">p</text:span><text:span text:style-name="T20">toms</text:span><text:span text:style-name="T21"><text:s/>such as</text:span><text:span text:style-name="T22"><text:s/></text:span><text:span text:style-name="T23">fatigue, shortness of breath, cognitive dysfunction, and other</text:span><text:span text:style-name="T24"><text:s/>symptoms that</text:span><text:span text:style-name="T25"><text:s/>generally have an impact on everyday functioning.<text:s/></text:span><text:span text:style-name="T26">These remaining effects, referred to as Post COVID-19 Condition or more commonly as long COVID, usually occur three months after the initial infection with the SARS-CoV-2 virus and last for at least two month with no other explanation (WHO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2T10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112" meta:character-count="817" meta:row-count="5" meta:non-whitespace-character-count="706"/>
  </office:meta>
</office:document-meta>
</file>